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text-properties style:font-name="Cambria"/>
    </style:style>
    <style:style style:name="P4" style:family="paragraph" style:parent-style-name="Text_20_body">
      <style:text-properties style:font-name="Cambria" fo:font-size="14pt" style:font-size-asian="14pt" style:font-size-complex="14pt"/>
    </style:style>
    <style:style style:name="P5" style:family="paragraph" style:parent-style-name="Text_20_body" style:list-style-name="L1">
      <style:text-properties style:font-name="Cambria" fo:font-size="14pt" style:font-size-asian="14pt" style:font-size-complex="14pt"/>
    </style:style>
    <style:style style:name="P6" style:family="paragraph" style:parent-style-name="Heading_20_1">
      <style:text-properties style:font-name="Cambria" fo:language="ru" fo:country="RU"/>
    </style:style>
    <style:style style:name="P7" style:family="paragraph" style:parent-style-name="Heading_20_1">
      <style:paragraph-properties fo:keep-with-next="always"/>
      <style:text-properties style:font-name="Cambria" fo:language="ru" fo:country="RU" style:font-name-asian="Arial Unicode MS" style:font-name-complex="Mang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style:style style:name="T5" style:family="text">
      <style:text-properties fo:color="#000000"/>
    </style:style>
    <style:style style:name="T6" style:family="text">
      <style:text-properties fo:color="#000000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109cm" svg:height="0.9cm" draw:z-index="0"><draw:image xlink:href="../images/0641.png" xlink:type="simple" xlink:show="embed" xlink:actuate="onLoad"/></draw:frame></text:p>
          </table:table-cell>
          <table:table-cell table:style-name="Table1.B1" office:value-type="string">
            <text:h text:style-name="P6" text:outline-level="1">Насос с регулятором подачи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h text:style-name="P7" text:outline-level="1">(Насос с регулятором давления)</text:h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3cm" svg:height="1.191cm" draw:z-index="1"><draw:image xlink:href="../images/0641s.png" xlink:type="simple" xlink:show="embed" xlink:actuate="onLoad"/></draw:frame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реализует математическую модель насоса с регулятором давления в составе источника гидравлического питания ГП. Основной регулируемой величиной в данной модели принято давление в гидролинии питания ГП с дросселирующими распределителями, которое обеспечивается путем изменения подачи рабочей жидкости в эту гидролинию. </text:p>
            <text:p text:style-name="P4">Учтены ограничения положения регулирующего органа насоса и скорости его перемещения при коротких трубопроводах. </text:p>
            <text:p text:style-name="P4">Предполагается, что угловая скорость вала насоса имеет постоянное значение. </text:p>
            <text:p text:style-name="P4">Устройства подпитки и ограничения давлений, аккумуляторы и трубопроводы до дросселирующих распределителей моделируются с помощью других модулей. </text:p>
            <text:p text:style-name="P4">Блок имеет <text:span text:style-name="T1">2</text:span> входных порта и <text:span text:style-name="T1">2 </text:span>выходных порта. </text:p>
            <text:p text:style-name="P4"><text:span text:style-name="T2">Входные порты</text:span>:</text:p>
            <text:p text:style-name="P4">На 1-ый входной порт (слева) подается сигнал, соответствующий входному (заданному) значению давления питания <text:span text:style-name="T4">Ppit0</text:span>;</text:p>
            <text:p text:style-name="P4">На 2-ой входной порт (слева) подается сигнал, соответствующий значению выходного, регулируемого давления питания <text:span text:style-name="T4">Рn</text:span>. </text:p>
            <text:p text:style-name="P4"><text:span text:style-name="T2">Выходные порты</text:span>:</text:p>
            <text:p text:style-name="P4">На 1-ом выходном порте (справа) формируется сигнал, соответствующий значению подачи насоса <text:span text:style-name="T4">Qn</text:span>; </text:p>
            <text:p text:style-name="P4">На 2-ом выходном порте (справа) формируется сигнал, соответствующий значению угла поворота регулирующего органа насоса <text:span text:style-name="T4">gn</text:span>.</text:p>
            <text:p text:style-name="P4"><text:span text:style-name="T6">Свойства</text:span><text:span text:style-name="T5">: </text:span></text:p>
            <text:list xml:id="list6550058424937881969" text:style-name="L1">
              <text:list-item>
                <text:p text:style-name="P5"><text:span text:style-name="T3">Максимальный угол поворота </text:span><text:span text:style-name="T4">gnmax</text:span> (ограничение максимальной <text:soft-page-break/>координаты <text:span text:style-name="T4">gn</text:span>), рад; </text:p>
              </text:list-item>
              <text:list-item>
                <text:p text:style-name="P5"><text:span text:style-name="T3">Минимальный угол поворота </text:span><text:span text:style-name="T4">gnmin</text:span> (ограничение минимальной координаты <text:span text:style-name="T4">gn</text:span>), рад; </text:p>
              </text:list-item>
              <text:list-item>
                <text:p text:style-name="P5"><text:span text:style-name="T3">Ограничение скорости перемещения регулирующего органа </text:span><text:span text:style-name="T4">Vgnmax</text:span>, рад/c; </text:p>
              </text:list-item>
              <text:list-item>
                <text:p text:style-name="P5"><text:span text:style-name="T3">Передаточный коэффициент регулятора </text:span><text:span text:style-name="T4">kreg</text:span>, рад/Па;</text:p>
              </text:list-item>
              <text:list-item>
                <text:p text:style-name="P5"><text:span text:style-name="T3">Передаточный коэффициент насоса </text:span><text:span text:style-name="T4">kn</text:span>, м^3/с рад;</text:p>
              </text:list-item>
              <text:list-item>
                <text:p text:style-name="P5"><text:span text:style-name="T3">Коэффициент расхода </text:span><text:span text:style-name="T4">kdin</text:span> (генерируемого при движении поршня гидроусилителя насоса)<text:span text:style-name="T5">;</text:span></text:p>
              </text:list-item>
              <text:list-item>
                <text:p text:style-name="P5"><text:span text:style-name="T3">Начальный угол поворота</text:span> <text:span text:style-name="T4">gn0</text:span> (начальное значение переменной <text:span text:style-name="T4">gn</text:span>), рад.</text:p>
              </text:list-item>
            </text:list>
            <text:p text:style-name="P4"><text:span text:style-name="T2">Примечания</text:span>: </text:p>
            <text:p text:style-name="P4">1. Если какие-то именованные параметры математической модели в процессе моделирования изменяются, то в <text:span text:style-name="T4">Редакторе глобальных параметров Проекта </text:span>должны быть реализованы соответствующие расчетные соотношения.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2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3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Насос с регулятором подачи</dc:title>
    <dc:date>2014-12-09T23:53:26.13</dc:date>
    <meta:generator>OpenOffice/4.1.1$Win32 OpenOffice.org_project/411m6$Build-9775</meta:generator>
    <meta:editing-duration>PT3H22M37S</meta:editing-duration>
    <meta:editing-cycles>94</meta:editing-cycles>
    <meta:print-date>2011-11-10T16:21:48.35</meta:print-date>
    <meta:document-statistic meta:table-count="1" meta:image-count="2" meta:object-count="0" meta:page-count="2" meta:paragraph-count="27" meta:word-count="243" meta:character-count="1961"/>
    <meta:user-defined meta:name="Поле 1"/>
    <meta:user-defined meta:name="Поле 2"/>
    <meta:user-defined meta:name="Поле 3"/>
    <meta:user-defined meta:name="Поле 4"/>
  </office:meta>
</office:document-meta>
</file>